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fo:language="fr" fo:country="FR" officeooo:paragraph-rsid="001fbf30"/>
    </style:style>
    <style:style style:name="P4" style:family="paragraph" style:parent-style-name="Standard">
      <style:text-properties fo:language="fr" fo:country="FR" officeooo:paragraph-rsid="002173b0"/>
    </style:style>
    <style:style style:name="T1" style:family="text">
      <style:text-properties officeooo:rsid="001a34db"/>
    </style:style>
    <style:style style:name="T2" style:family="text">
      <style:text-properties officeooo:rsid="001ab129"/>
    </style:style>
    <style:style style:name="T3" style:family="text">
      <style:text-properties officeooo:rsid="001bfbac"/>
    </style:style>
    <style:style style:name="T4" style:family="text">
      <style:text-properties officeooo:rsid="001e1185"/>
    </style:style>
    <style:style style:name="T5" style:family="text">
      <style:text-properties officeooo:rsid="001f44e0"/>
    </style:style>
    <style:style style:name="T6" style:family="text">
      <style:text-properties officeooo:rsid="001fbf30"/>
    </style:style>
    <style:style style:name="T7" style:family="text">
      <style:text-properties officeooo:rsid="002173b0"/>
    </style:style>
    <style:style style:name="T8" style:family="text">
      <style:text-properties fo:font-style="italic" officeooo:rsid="002173b0" style:font-style-asian="italic" style:font-style-complex="italic"/>
    </style:style>
    <style:style style:name="T9" style:family="text">
      <style:text-properties style:text-position="sub 58%" fo:font-style="italic" officeooo:rsid="002173b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ésumé (v1)</text:p>
      <text:p text:style-name="P1"><text:line-break/>L'évolution moléculaire vise à caractériser les mécanismes à l'œuvre dans l'évolution des séquences, régie par un processus stochastique <text:span text:style-name="T6">dont les principaux composants sont la</text:span> mutation, <text:span text:style-name="T6">la</text:span> sélection et <text:span text:style-name="T6">la </text:span>dérive génétique.</text:p>
      <text:p text:style-name="P1"><text:span text:style-name="T4">Au sein de</text:span> cette thèse, plusieurs aspects de c<text:span text:style-name="T5">ette interaction</text:span> <text:span text:style-name="T6">entre ces composants </text:span>sont étudiés et mis en relation avec des données empiriques, dans le contexte de séquences d'ADN codant pour des protéines.</text:p>
      <text:p text:style-name="P1">Premièrement, parce que la composition des séquences d'ADN ne reflète pas le processus de mutation sous-jacent, mais son filtrage par la sélection, une modélisation phénoménologique minutieuse est nécessaire pour estimer le processus de mutation et le biais de fixation des nucléotides.</text:p>
      <text:p text:style-name="P1">Deuxièmement, l'équilibre entre mutation et sélection est arbitré par la dérive, qui est médié par la taille efficace de la population, et ses changements le long d'une phylogénie peuvent être estimés par des modèles de codons mécanistes, dans un cadre d'inférence <text:span text:style-name="T1">bayésienne.</text:span></text:p>
      <text:p text:style-name="P1">Les variations de taille efficace ainsi estimées le long d'une <text:span text:style-name="T1">phylogénie</text:span> sont mises en relation avec les variations de traits d'histoire de vie et de variables écologiques.</text:p>
      <text:p text:style-name="P1">Enfin, les changements de la taille efficace de population et du niveau d'expression des protéines impliquent un changement du taux de substitution, <text:span text:style-name="T1">déterminé</text:span> analytiquement dans le contexte de sélection pour la stabilité des protéines.</text:p>
      <text:p text:style-name="P1">Pour conclure, ce travail consolide l'idée que les substitutions le long de la <text:span text:style-name="T1">phylogénie</text:span> nous informent sur les fluctuations à long terme de la dérive génétique, ainsi que des changements de pression de sélection à travers les sites de la protéine.</text:p>
      <text:p text:style-name="P1">Ce travail représente aussi un cadre conceptuel permettant de relier phylogénie et génétique des populations.</text:p>
      <text:p text:style-name="P1"/>
      <text:p text:style-name="P2">Résumé (v2)</text:p>
      <text:p text:style-name="P1"/>
      <text:p text:style-name="P3">L'évolution moléculaire vise à caractériser les mécanismes à l'œuvre dans l'évolution des séquences, régie par un processus stochastique <text:span text:style-name="T6">dont les principaux composants sont la</text:span> mutation, <text:span text:style-name="T6">la</text:span> sélection et <text:span text:style-name="T6">la </text:span>dérive génétique.</text:p>
      <text:p text:style-name="P1">À long terme, ce processus stochastique résulte en une histoire d'événements de substitutions le long des arbres d'espèces, induisant des motifs complexes de divergence moléculaire entre les espèces.</text:p>
      <text:p text:style-name="P1">En analysant ces motifs, les modèles de codons phylogénétiques visent à estimer les paramètres d'évolutions.</text:p>
      <text:p text:style-name="P1">Dans ce contexte, cette thèse s'est concentrée sur les modèles à codons phylogénétiques et sur la modélisation de l'interaction entre la mutation, la sélection et la dérive des séquences d'ADN codant pour les protéines.</text:p>
      <text:p text:style-name="P1">Parce que la composition des séquences d'ADN codant pour les protéines ne reflète pas le processus de mutation sous-jacent, mais qu'elle est filtrée par sélection au niveau des acides aminés, une modélisation minutieuse est nécessaire pour démêler la mutation et la sélection.</text:p>
      <text:p text:style-name="P1">Par conséquent, j'ai d'abord développé un modèle d'inférence de codon phylogénétique dans lequel différents taux d'évolution donnent une représentation précise de la manière dont la mutation et la sélection s'opposent à l'équilibre.</text:p>
      <text:p text:style-name="P4">Entre les forces opposées de mutation et de sélection, l'équilibre est arbitré par la dérive génétique, qui à son tour est modulée par la taille efficace de population (<text:span text:style-name="T8">N</text:span><text:span text:style-name="T9">e</text:span>).</text:p>
      <text:p text:style-name="P4">En conséquence, la variation de <text:span text:style-name="T8">N</text:span><text:span text:style-name="T9">e</text:span> le long d'une phylogénie peut théoriquement être déduite des motifs de substitutions le long des lignées.</text:p>
      <text:p text:style-name="P4">J'ai ainsi développé un deuxième modèle d'inférence, reconstituant à la fois le paysage de fitness en chaque site, les tendances à long terme de <text:span text:style-name="T8">N</text:span><text:span text:style-name="T9">e</text:span> et les changements de taux de mutation le long de la phylogénie.</text:p>
      <text:p text:style-name="P1"><text:soft-page-break/>Ce cadre bayésien a été testé sur des données simulées puis appliqué à des données empiriques.</text:p>
      <text:p text:style-name="P4">Les estimations de la variation de <text:span text:style-name="T8">N</text:span><text:span text:style-name="T9">e</text:span> correspondent à la direction attendue de la corrélation avec les traits d’histoire de vie ou les variables écologiques, bien que l'ampleur de la variation estimée soit plus étroite que prévu.</text:p>
      <text:p text:style-name="P4">Afin de comprendre cette variation étroite du <text:span text:style-name="T8">N</text:span><text:span text:style-name="T9">e</text:span> estimé, j'ai finalement développé un modèle théorique décrivant comment les changements à la fois de <text:span text:style-name="T8">N</text:span><text:span text:style-name="T9">e</text:span> ou du niveau d'expression ou la protéine se traduisent par un changement du taux de substitution, sous l'hypothèse que les <text:span text:style-name="T2">protéines</text:span> sont sous sélection directionnelle pour maximiser leur stabilité conformationnelle.</text:p>
      <text:p text:style-name="P4">Cette réponse est déterminée en fonction des paramètres moléculaires de la biophysique des protéines, et implique une faible réponse du taux de substitution aux changements de niveau d'expression ou de <text:span text:style-name="T8">N</text:span><text:span text:style-name="T9">e</text:span>.</text:p>
      <text:p text:style-name="P1">Pour conclure, ce travail consolide l'idée que les substitutions le long de la <text:span text:style-name="T2">phylogénie</text:span> nous informent sur les fluctuations à long terme de la dérive génétique, ainsi que des changements de pression de sélection en différents sites d'une protéine.</text:p>
      <text:p text:style-name="P1">Ce travail représente aussi un cadre conceptuel permettant de relier phylogénie et génétique des populations.</text:p>
      <text:p text:style-name="P1"/>
      <text:p text:style-name="P2">Résumé étendu</text:p>
      <text:p text:style-name="P1"/>
      <text:p text:style-name="P1">La théorie neutre de l’évolution, et son extension quasi-neutre, ont profondément influencé notre compréhension de la génétique des populations et de l'évolution moléculaire.</text:p>
      <text:p text:style-name="P1">Au-delà des disputes et des controverses entre neutralisme et sélectionnisme, le consensus actuel est de considérer l'évolution des séquences génétiques comme un processus stochastique.</text:p>
      <text:p text:style-name="P1">Un composant de ce processus est la création de diversité à travers les mutations, tandis que la sélection filtre cette diversité.</text:p>
      <text:p text:style-name="P4">Enfin, l'équilibre entre mutation et sélection est arbitré par la dérive génétique, déterminé par la taille efficace de population (<text:span text:style-name="T8">N</text:span><text:span text:style-name="T9">e</text:span>).</text:p>
      <text:p text:style-name="P1">Ainsi, mutation, sélection et dérive génétique résultent en une accumulation de substitutions ponctuelles (à la fois synonymes et non synonymes) entre les espèces.</text:p>
      <text:p text:style-name="P1">S'appuyant ainsi sur l'information contenue dans les alignements multiples de séquences d'ADN, l'objectif des modèles à codons phylogénétiques est de mieux caractériser et quantifier l'interaction entre mutation, sélection et dérive génétique.</text:p>
      <text:p text:style-name="P1">Les modèles à codons sont toujours un domaine de recherche actif et se scindent en deux philosophies différentes.</text:p>
      <text:p text:style-name="P1">D'un côté, les modèles phénoménologiques visent à capturer l'effet net de la sélection à travers <text:span text:style-name="T3">un paramètre agrégeant l’ensemble des pressions de sélection s’exerçant sur la protéine.</text:span></text:p>
      <text:p text:style-name="P1">De l'autre côté, des approches mécanistes ont pour objectif de modéliser le paysage du fitness sous-jacent.</text:p>
      <text:p text:style-name="P1">En l'état, cependant, de nombreuses questions restent ouvertes et les modèles actuels, qu'ils soient phénoménologiques ou mécanistes, présentent de nombreuses faiblesses.</text:p>
      <text:p text:style-name="P1">Les approches phénoménologiques n'articulent pas explicitement la relation entre mutation, sélection et dérive génétique, et pourraient encore être améliorées, tout en restant dans l'idée de ne pas modéliser explicitement le paysage détaillé du fitness.</text:p>
      <text:p text:style-name="P1">Quant aux approches mécanistes, dans leurs versions actuelles, émettent des hypothèses très fortes, telles que l'indépendance entre sites, un paysage de fitness fixe, mais aussi une taille efficace de population (Ne) constante le long de la phylogénie.</text:p>
      <text:p text:style-name="P1">Plus fondamentalement, il existe un certain vide à combler entre ces deux approches, et de meilleures connexions pourraient être établies entre elles.</text:p>
      <text:p text:style-name="P1"/>
      <text:p text:style-name="P1">Dans ce contexte, mon travail de thèse représente une tentative de démêler les interactions complexes entre mutation, sélection et dérive génétiques à l'aide de modèles à codons phylogénétiques, selon les deux approches, phénoménologiques ou mécanistes.</text:p>
      <text:p text:style-name="P1"><text:soft-page-break/>Au cours de ce travail, j'ai lié des idées théoriques à des données empiriques, en utilisant une combinaison de développements analytiques, d'expériences en simulation et d'inférences bayésiennes.</text:p>
      <text:p text:style-name="P1">Les résultats sont divisés en trois manuscrits indépendants, qui n'ont pas encore été soumis à des journaux à comité de lecture.</text:p>
      <text:p text:style-name="P1"/>
      <text:p text:style-name="P1">Le premier article revient sur la question de l'équilibre entre biais de mutation et biais de sélection, et de comment cet équilibre doit être correctement formalisé dans le contexte des modèles à codons phénoménologiques.</text:p>
      <text:p text:style-name="P1">Parce que la composition des séquences d'ADN codant pour les protéines ne reflète pas le processus sous-jacent de mutation, mais son filtrage par sélection au niveau des acides aminés, une modélisation minutieuse est nécessaire pour démêler le processus de mutation et les biais nucléotidiques d'un côté, et la sélection d'un autre côté.</text:p>
      <text:p text:style-name="P1">Malheureusement, les modèles à codons phénoménologiques, développés à l'origine pour estimer la pression de sélection <text:span text:style-name="T1">s’exerçant</text:span> sur les <text:span text:style-name="T1">protéines</text:span>, ne modélisent pas correctement cet équilibre mutation-sélection.</text:p>
      <text:p text:style-name="P1">En effet, ils utilisent le biais de composition nucléotidique observé comme proxy pour le biais de mutation nucléotidique.</text:p>
      <text:p text:style-name="P1">En conséquence, ils ne fournissent pas une estimation précise du processus de mutation, même s'ils sont capables d'estimer de manière assez fiable la pression de sélection agissant sur les acides aminés.</text:p>
      <text:p text:style-name="P1">Pour résoudre ce problème, j'ai développé un modèle à codon phylogénétique dans lequel la pression de sélection n'est pas considérée comme un paramètre unique, mais comme un tenseur (95 paramètres libres).</text:p>
      <text:p text:style-name="P1">Le tenseur capture les faibles différences de pression de sélections dans différentes directions, ce qui donne une représentation précise de la manière dont la mutation et la sélection s'opposent à l'équilibre.</text:p>
      <text:p text:style-name="P1">Cette paramétrisation est la forme paramétrique la plus simple, dans un contexte phénoménologique, capable de faire la séparation mutation-sélection de manière exacte, ou asymptotiquement exacte.</text:p>
      <text:p text:style-name="P1">Grâce à cela, cette approche de modélisation donne une estimation fiable du processus de mutation, tout en démêlant les pressions de sélection dans différentes directions.</text:p>
      <text:p text:style-name="P1">Cela offre des outils pour mieux comprendre comment le processus mutation-mutation s’articule avec la conversion génique biaisée (gBGC), et permet donc également de mieux comprendre comment la gBGC affecte à la fois la composition nucléotidique et la pression de sélection.</text:p>
      <text:p text:style-name="P1"/>
      <text:p text:style-name="P4">Si le premier manuscrit articule mutation et mutation dans le contexte d'un modèle à codon phénoménologique, l'équilibre entre ces forces de mutation et de sélection est arbitré par la dérive génétique, qui à son tour est modulée par taille efficace de population (<text:span text:style-name="T8">N</text:span><text:span text:style-name="T9">e</text:span>).</text:p>
      <text:p text:style-name="P4">En conséquence, théoriquement, la variation de <text:span text:style-name="T8">N</text:span><text:span text:style-name="T9">e</text:span> le long d'une phylogénie peut être déduite de l'histoire des substitutions le long des lignées.</text:p>
      <text:p text:style-name="P4">Le deuxième manuscrit explore ainsi la question de la prise en compte des variations à long terme de la taille efficace de population (<text:span text:style-name="T8">N</text:span><text:span text:style-name="T9">e</text:span>) entre les espèces, dans le contexte d'un modèle de sélection de mutation mécaniste.</text:p>
      <text:p text:style-name="P1">Les travaux présentés dans ce second manuscrit représentent la partie la plus intensive du travail de doctorat, en matière de modélisation, d'algorithmes de Monte-Carlo et de développement logiciel.</text:p>
      <text:p text:style-name="P1">J'ai ainsi développé un modèle de mutation-sélection mécaniste reconstituant le paysage de fitness en chaque site, les tendances à long terme de la taille efficace de population et du taux de mutation le long de la phylogénie, à partir d’alignements d'ADN de séquences codantes.</text:p>
      <text:p text:style-name="P1">Simultanément, l'approche estime la corrélation entre les traits d’histoires de vie, le taux de mutation et la taille efficace de population, incluant explicitement l'inertie phylogénétique.</text:p>
      <text:p text:style-name="P1"><text:soft-page-break/>Ce modèle a été testé sur des données simulées, puis appliqué à des données empiriques chez les mammifères, les isopodes, les primates et les drosophiles.</text:p>
      <text:p text:style-name="P4">Les résultats sur données simulées et empiriques suggèrent qu'il existe un des signaux persistants dans les séquences d’ADN qui permettent de reconstruire l'évolution de <text:span text:style-name="T8">N</text:span><text:span text:style-name="T9">e</text:span> le long de la phylogénie.</text:p>
      <text:p text:style-name="P1">Par ailleurs, les variations observées correspondent à la direction attendue de la corrélation avec les traits d’histoire de vie ou les variables écologiques.</text:p>
      <text:p text:style-name="P4">Cependant, l'ampleur de la variation inférée de <text:span text:style-name="T8">N</text:span><text:span text:style-name="T9">e</text:span> à travers la phylogénie est plus étroite que prévu.</text:p>
      <text:p text:style-name="P1"/>
      <text:p text:style-name="P4">Finalement, ces observations de variations de <text:span text:style-name="T8">N</text:span><text:span text:style-name="T9">e</text:span> relativement étroites estimées par cette approche entièrement mécaniste m'ont amené à revoir la question de savoir comment la biophysique des protéines, et plus généralement l'épistasie, peut moduler quantitativement la réponse du processus évolutif moléculaire aux changements de la taille efficace de population.</text:p>
      <text:p text:style-name="P1">Ce dernier travail est présenté comme un troisième manuscrit.</text:p>
      <text:p text:style-name="P4"><text:s/>En effet, ce second travail partait du principe que les lignées avec un grand <text:span text:style-name="T8">N</text:span><text:span text:style-name="T9">e</text:span> devraient subir une sélection purificatrice plus forte.</text:p>
      <text:p text:style-name="P4">Cependant, les hypothèses sur la structure sous-jacente du paysage de fitness peuvent avoir une grande influence sur la vitesse d'évolution des <text:span text:style-name="T1">protéines</text:span>, et de plus sur les changements de cette vitesse d'évolution après un changement de <text:span text:style-name="T8">N</text:span><text:span text:style-name="T9">e</text:span>.</text:p>
      <text:p text:style-name="P1">De plus, une augmentation du niveau d'expression des protéines entraîne également un changement de la vitesse d'évolution des protéines.</text:p>
      <text:p text:style-name="P1">Cette corrélation est également prédite par des modèles théoriques supposant que les protéines mal repliées sont toxiques et donc soumises à une sélection purificatrice.</text:p>
      <text:p text:style-name="P1">En conséquence, il convient d'articuler ensemble toutes ces corrélations entre la vitesse d'évolution, la taille efficace de population et le niveau d'expression, en rapport avec la structure du paysage de fitness sous-jacent.</text:p>
      <text:p text:style-name="P4">Pour ce faire, j'ai dérivé une approximation théorique de la vitesse d'évolution en fonction des changements à la fois de <text:span text:style-name="T8">N</text:span><text:span text:style-name="T9">e</text:span> et du niveau d'expression, en fonction de la relation génotype-phénotype-fitness sous-jacente.</text:p>
      <text:p text:style-name="P1">Ce développement est généralement valide pour des traits phénotypiques additifs et une fonction de fitness concave, mais a été appliqué plus spécifiquement à un modèle biophysique dans lequel les protéines sont sous sélection directionnelle pour maximiser leur stabilité conformationnelle.</text:p>
      <text:p text:style-name="P4">Dans ce cas précis, le modèle prédit une réponse faible de la probabilité moyenne de fixation aux changements de <text:span text:style-name="T8">N</text:span><text:span text:style-name="T9">e</text:span> ou de niveau d'expression (qui sont interchangeables), un résultat corroboré par des simulations sous des modèles plus complexes.</text:p>
      <text:p text:style-name="P1">Sur la base de preuves empiriques, je propose que l'adéquation basée sur la stabilité conformationnelle puisse ne pas fournir un mécanisme suffisant pour expliquer l'amplitude de la vitesse d'évolution observée empiriquement.</text:p>
      <text:p text:style-name="P4">D'autres aspects de la biophysique des protéines pourraient être explorés tels que les interactions protéine-protéine, qui pourraient conduire à une réponse plus de la vitesse d'évolution aux changements de <text:span text:style-name="T8">N</text:span><text:span text:style-name="T9">e</text:span>.</text:p>
      <text:p text:style-name="P4">Cependant, il subsiste un écart entre les prévisions quantitatives des modèles biophysiques et les observations empiriques reliant la réponse de la pression de sélection aux changements de <text:span text:style-name="T8">N</text:span><text:span text:style-name="T9">e</text:span> et du niveau d'expression.</text:p>
      <text:p text:style-name="P1"/>
      <text:p text:style-name="P1">Pour conclure, ce travail est une tentative modeste de construire des modèles intégrés d'évolution des séquences d'ADN codant pour les protéines.</text:p>
      <text:p text:style-name="P1">Il a réussi à consolider l'idée que les modèles de substitutions nous informent sur les fluctuations à long terme de la dérive le long des branches et la sélection le long des sites.</text:p>
      <text:p text:style-name="P1">Il n'a pas réussi à modéliser le paysage du fitness sous lequel évoluent les protéines, apparemment trop spécifique au site, ou intégré sur trop de sites.</text:p>
      <text:p text:style-name="P1">C'est une indication que le paysage de fitness se situe entre ces deux extrêmes.</text:p>
      <text:p text:style-name="P1"><text:soft-page-break/>Ce travail représente aussi un cadre conceptuel permettant de relier phylogénie et génétique des populations.</text:p>
      <text:p text:style-name="P1">Par exemple, il permet de confronter l'estimation de la proportion de mutations adaptatives, obtenu dans le cadre des modèles mécanistes phylogénétiques dans un premier temps, et dans un cadre de génétique des populations dans un second temps, permettant de construire un cadre unifié de l'évolution de l'ADN codant pour les protéines.</text:p>
      <text:p text:style-name="P1">Enfin, je pense que cette thèse consolide les modèles théoriques sur lesquels se fonde l'évolution moléculaire et souligne les écueils à éviter, et donne des perspectives de <text:span text:style-name="T1">développement</text:span> pour les méthodes d'inférences permettant d'intégrer <text:span text:style-name="T1">différents</text:span> niveaux de complex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0:49:43.970505706</meta:creation-date>
    <dc:date>2020-09-07T12:07:59.545000000</dc:date>
    <meta:editing-duration>PT44M2S</meta:editing-duration>
    <meta:editing-cycles>10</meta:editing-cycles>
    <meta:generator>LibreOffice/6.1.6.3$Windows_X86_64 LibreOffice_project/5896ab1714085361c45cf540f76f60673dd96a72</meta:generator>
    <meta:document-statistic meta:table-count="0" meta:image-count="0" meta:object-count="0" meta:page-count="5" meta:paragraph-count="82" meta:word-count="2331" meta:character-count="15750" meta:non-whitespace-character-count="13499"/>
  </office:meta>
</office:document-meta>
</file>